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f6f3" officeooo:paragraph-rsid="0006f6f3"/>
    </style:style>
    <style:style style:name="P2" style:family="paragraph" style:parent-style-name="Text_20_body">
      <style:text-properties officeooo:rsid="00082fcd" officeooo:paragraph-rsid="00082fcd"/>
    </style:style>
    <style:style style:name="P3" style:family="paragraph" style:parent-style-name="Text_20_body">
      <style:text-properties officeooo:rsid="00082fcd" officeooo:paragraph-rsid="0008c772"/>
    </style:style>
    <style:style style:name="P4" style:family="paragraph" style:parent-style-name="Text_20_body">
      <style:text-properties officeooo:rsid="0008c772" officeooo:paragraph-rsid="0008c772"/>
    </style:style>
    <style:style style:name="P5" style:family="paragraph" style:parent-style-name="Text_20_body">
      <style:text-properties officeooo:rsid="0008f0c9" officeooo:paragraph-rsid="0008f0c9"/>
    </style:style>
    <style:style style:name="P6" style:family="paragraph" style:parent-style-name="Text_20_body">
      <style:text-properties officeooo:rsid="000a156f" officeooo:paragraph-rsid="000a156f"/>
    </style:style>
    <style:style style:name="P7" style:family="paragraph" style:parent-style-name="Text_20_body">
      <style:text-properties officeooo:rsid="000ae5f2" officeooo:paragraph-rsid="000ae5f2"/>
    </style:style>
    <style:style style:name="P8" style:family="paragraph" style:parent-style-name="Text_20_body">
      <style:text-properties style:font-name="Liberation Serif" officeooo:rsid="000ae5f2" officeooo:paragraph-rsid="000ae5f2"/>
    </style:style>
    <style:style style:name="P9" style:family="paragraph" style:parent-style-name="Text_20_body">
      <style:text-properties style:font-name="Liberation Serif" officeooo:rsid="000b526d" officeooo:paragraph-rsid="001037f6"/>
    </style:style>
    <style:style style:name="P10" style:family="paragraph" style:parent-style-name="Text_20_body">
      <style:text-properties style:font-name="Liberation Serif" fo:font-size="12pt" officeooo:rsid="000f245e" officeooo:paragraph-rsid="000f245e" style:font-size-asian="10.5pt" style:font-size-complex="12pt"/>
    </style:style>
    <style:style style:name="P11" style:family="paragraph" style:parent-style-name="Text_20_body">
      <style:text-properties style:font-name="Liberation Serif" fo:font-size="12pt" officeooo:rsid="000f654e" officeooo:paragraph-rsid="000f654e" style:font-size-asian="10.5pt" style:font-size-complex="12pt"/>
    </style:style>
    <style:style style:name="P12" style:family="paragraph" style:parent-style-name="Text_20_body">
      <style:text-properties style:font-name="Liberation Serif" fo:font-size="12pt" officeooo:rsid="001204e2" officeooo:paragraph-rsid="001204e2" style:font-size-asian="10.5pt" style:font-size-complex="12pt"/>
    </style:style>
    <style:style style:name="P13" style:family="paragraph" style:parent-style-name="Text_20_body">
      <style:text-properties style:font-name="Liberation Serif" fo:font-size="12pt" officeooo:rsid="0015dbf2" officeooo:paragraph-rsid="0015dbf2" style:font-size-asian="10.5pt" style:font-size-complex="12pt"/>
    </style:style>
    <style:style style:name="P14" style:family="paragraph" style:parent-style-name="Text_20_body">
      <style:text-properties style:font-name="FreeMono" officeooo:rsid="0008c772" officeooo:paragraph-rsid="0008c772"/>
    </style:style>
    <style:style style:name="P15" style:family="paragraph" style:parent-style-name="Text_20_body">
      <style:text-properties style:font-name="FreeMono" fo:font-size="10pt" style:font-size-asian="10pt" style:font-size-complex="10pt"/>
    </style:style>
    <style:style style:name="P16" style:family="paragraph" style:parent-style-name="Text_20_body">
      <style:text-properties style:font-name="FreeMono" fo:font-size="10pt" officeooo:rsid="0006f6f3" officeooo:paragraph-rsid="0006f6f3" style:font-size-asian="10pt" style:font-size-complex="10pt"/>
    </style:style>
    <style:style style:name="P17" style:family="paragraph" style:parent-style-name="Text_20_body">
      <style:text-properties style:font-name="FreeMono" fo:font-size="10pt" officeooo:rsid="0006f6f3" officeooo:paragraph-rsid="0008f0c9" style:font-size-asian="10pt" style:font-size-complex="10pt"/>
    </style:style>
    <style:style style:name="P18" style:family="paragraph" style:parent-style-name="Text_20_body">
      <style:text-properties style:font-name="FreeMono" fo:font-size="10pt" officeooo:rsid="00082fcd" officeooo:paragraph-rsid="00082fcd" style:font-size-asian="10pt" style:font-size-complex="10pt"/>
    </style:style>
    <style:style style:name="P19" style:family="paragraph" style:parent-style-name="Text_20_body">
      <style:text-properties style:font-name="FreeMono" fo:font-size="10pt" officeooo:rsid="00082fcd" officeooo:paragraph-rsid="0008c772" style:font-size-asian="10pt" style:font-size-complex="10pt"/>
    </style:style>
    <style:style style:name="P20" style:family="paragraph" style:parent-style-name="Text_20_body">
      <style:text-properties style:font-name="FreeMono" fo:font-size="10pt" officeooo:rsid="0008c772" officeooo:paragraph-rsid="0008c772" style:font-size-asian="10pt" style:font-size-complex="10pt"/>
    </style:style>
    <style:style style:name="P21" style:family="paragraph" style:parent-style-name="Text_20_body">
      <style:text-properties style:font-name="FreeMono" fo:font-size="10pt" officeooo:rsid="000ae5f2" officeooo:paragraph-rsid="000ae5f2" style:font-size-asian="10pt" style:font-size-complex="10pt"/>
    </style:style>
    <style:style style:name="P22" style:family="paragraph" style:parent-style-name="Text_20_body">
      <style:text-properties style:font-name="FreeMono" fo:font-size="10pt" officeooo:rsid="000d694d" officeooo:paragraph-rsid="000d694d" style:font-size-asian="10pt" style:font-size-complex="10pt"/>
    </style:style>
    <style:style style:name="P23" style:family="paragraph" style:parent-style-name="Text_20_body">
      <style:text-properties style:font-name="FreeMono" fo:font-size="10pt" officeooo:rsid="000f245e" officeooo:paragraph-rsid="000f245e" style:font-size-asian="10pt" style:font-size-complex="10pt"/>
    </style:style>
    <style:style style:name="P24" style:family="paragraph" style:parent-style-name="Text_20_body">
      <style:text-properties style:font-name="FreeMono" fo:font-size="10pt" officeooo:rsid="000f654e" officeooo:paragraph-rsid="000f654e" style:font-size-asian="10pt" style:font-size-complex="10pt"/>
    </style:style>
    <style:style style:name="P25" style:family="paragraph" style:parent-style-name="Text_20_body">
      <style:text-properties officeooo:paragraph-rsid="001037f6"/>
    </style:style>
    <style:style style:name="T1" style:family="text">
      <style:text-properties officeooo:rsid="0006f6f3"/>
    </style:style>
    <style:style style:name="T2" style:family="text">
      <style:text-properties officeooo:rsid="0008c772"/>
    </style:style>
    <style:style style:name="T3" style:family="text">
      <style:text-properties officeooo:rsid="0008f0c9"/>
    </style:style>
    <style:style style:name="T4" style:family="text">
      <style:text-properties officeooo:rsid="0009427d"/>
    </style:style>
    <style:style style:name="T5" style:family="text">
      <style:text-properties officeooo:rsid="000a156f"/>
    </style:style>
    <style:style style:name="T6" style:family="text">
      <style:text-properties officeooo:rsid="000ae5f2"/>
    </style:style>
    <style:style style:name="T7" style:family="text">
      <style:text-properties fo:color="#000000" fo:font-size="10pt" fo:background-color="#ffffff" loext:char-shading-value="0" style:font-size-asian="10pt" style:font-size-complex="10pt"/>
    </style:style>
    <style:style style:name="T8" style:family="text">
      <style:text-properties fo:color="#000000" fo:font-size="10pt" officeooo:rsid="000ae5f2" fo:background-color="#ffffff" loext:char-shading-value="0" style:font-size-asian="10pt" style:font-size-complex="10pt"/>
    </style:style>
    <style:style style:name="T9" style:family="text">
      <style:text-properties officeooo:rsid="000b526d"/>
    </style:style>
    <style:style style:name="T10" style:family="text">
      <style:text-properties style:font-name="FreeMono" fo:font-size="10pt" style:font-size-asian="10pt" style:font-size-complex="10pt"/>
    </style:style>
    <style:style style:name="T11" style:family="text">
      <style:text-properties officeooo:rsid="000b8458"/>
    </style:style>
    <style:style style:name="T12" style:family="text">
      <style:text-properties style:font-name="Liberation Serif" fo:font-size="12pt" style:font-size-asian="10.5pt" style:font-size-complex="12pt"/>
    </style:style>
    <style:style style:name="T13" style:family="text">
      <style:text-properties style:font-name="Liberation Serif" fo:font-size="12pt" officeooo:rsid="001204e2" style:font-size-asian="10.5pt" style:font-size-complex="12pt"/>
    </style:style>
    <style:style style:name="T14" style:family="text">
      <style:text-properties style:font-name="Liberation Serif" fo:font-size="12pt" officeooo:rsid="0015dbf2" style:font-size-asian="10.5pt" style:font-size-complex="12pt"/>
    </style:style>
    <style:style style:name="T15" style:family="text">
      <style:text-properties officeooo:rsid="000fedb1"/>
    </style:style>
    <style:style style:name="T16" style:family="text">
      <style:text-properties officeooo:rsid="001037f6"/>
    </style:style>
    <style:style style:name="T17" style:family="text">
      <style:text-properties officeooo:rsid="0010f358"/>
    </style:style>
    <style:style style:name="T18" style:family="text">
      <style:text-properties officeooo:rsid="001204e2"/>
    </style:style>
    <style:style style:name="T19" style:family="text">
      <style:text-properties officeooo:rsid="00127e73"/>
    </style:style>
    <style:style style:name="T20" style:family="text">
      <style:text-properties officeooo:rsid="0013fc0d"/>
    </style:style>
    <style:style style:name="T21" style:family="text">
      <style:text-properties officeooo:rsid="0015dbf2"/>
    </style:style>
    <style:style style:name="T22" style:family="text">
      <style:text-properties officeooo:rsid="0017da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w to use Postgres Views and Stored Procedures with Catalyst</text:p>
      <text:p text:style-name="Text_20_body"/>
      <text:p text:style-name="Text_20_body"/>
      <text:p text:style-name="P9">The question this essay answers is how to connect a Catalyst application to a Postgres back-end using stored procedures and views. <text:s/><text:span text:style-name="T16">I’m not trying to convince anyone this is the correct way, I’m providing a guide for those who have already decided that. <text:s/>If you’re trying to decide how to approach connecting your Catalyst application to Postgres, there are better resources available.</text:span></text:p>
      <text:p text:style-name="P25">There are a <text:span text:style-name="T16">number of design considerations that went into the example code and have nothing really to do with the question at hand</text:span>. <text:s/>The <text:span text:style-name="T16">only one I’ll mention is</text:span> <text:span text:style-name="T4">that I consider the data model built in the Catalyst application as part of the codebase not the database. <text:s/></text:span>It shouldn't matter what gyrations I put the <text:span text:style-name="T20">table</text:span> structure through, the application should always work. <text:s/>If the queries are built into the code, as is common, <text:span text:style-name="T16">most</text:span> database change<text:span text:style-name="T16">s</text:span> will force a code change. <text:s/>This is not really desirable. <text:s/>The application, <text:span text:style-name="T4">using the data model as a translation layer,</text:span> <text:span text:style-name="T5">should </text:span>always know what to expect and the database <text:span text:style-name="T5">should always know what to provide; each is left to act independantly to accomplish what is needed. <text:s/>This is very helpful in larger projects where the guys writing the application are not the guys dealing with the DB. <text:s/>It would also be helpful in any group project where the ability to work to work on the DB separately from the application is appropriate.</text:span></text:p>
      <text:p text:style-name="P4">In order for the code included to work, you’ll need a few things installed and completed. <text:s/>Fi<text:span text:style-name="T15">r</text:span>st you need Catalyst along with Moose <text:span text:style-name="T20">and</text:span> the <text:span text:style-name="T19">P</text:span>ostgres drivers. <text:s/>This essay assumes you already have Catalyst installed and working, Postgres installed and working and have successfully made them talk to each other. <text:s/>I also assume at least moderate comfort working with Catalyst, Postgres and SQL. <text:s/>You won’t need to be a senior developer to follow along and understand, but I’m likely to leave out details I see as universal or standard, <text:span text:style-name="T17">counting on your knowledge to fill in those gaps.</text:span></text:p>
      <text:p text:style-name="P7"><text:span text:style-name="T15">Catalyst applications with Postgres in the back-end</text:span> will <text:span text:style-name="T15">commmonly use the create script to </text:span>autogenerat<text:span text:style-name="T20">e</text:span> the <text:span text:style-name="T15">schema </text:span>used by catalyst:</text:p>
      <text:p text:style-name="P14"><text:span text:style-name="T7">/</text:span><text:span text:style-name="T8">myapp</text:span><text:span text:style-name="T7">_create.pl model MainDB DBIC::Schema </text:span><text:span text:style-name="T8">myapp</text:span><text:span text:style-name="T7">::Schema create=static components=TimeStamp 'dbi:Pg:host=</text:span><text:span text:style-name="T8">mydb</text:span><text:span text:style-name="T7">.</text:span><text:span text:style-name="T8">domain</text:span><text:span text:style-name="T7">.net dbname=</text:span><text:span text:style-name="T8">mydb</text:span><text:span text:style-name="T7">' 'skippy' '</text:span><text:span text:style-name="T8">password</text:span><text:span text:style-name="T7">' '{ AutoCommit =&gt; 1 }'</text:span></text:p>
      <text:p text:style-name="P8">Your exact command <text:span text:style-name="T9">will probably</text:span> be slighltly different. <text:s/><text:span text:style-name="T15">I assume something similar to this is what is being used if you follow along. <text:s/>The first thing you need to know is that autodiscovery of the schema doesn’t include stored procedures. <text:s/>That means, when we get there, you will have to manually add the required schema elements. <text:s/>It’s probably important to note the way the autogenerated schema names differ from the actual object names.</text:span></text:p>
      <text:p text:style-name="Text_20_body"><text:span text:style-name="T20">We can start by l</text:span>ooking at our <text:span text:style-name="T17">only </text:span>table, it should seem pretty straight forward. <text:s/>It's one table out of a much larger <text:span text:style-name="T1">system and it’s been slightly modified for the example at hand:</text:span></text:p>
      <text:p text:style-name="P15"><text:soft-page-break/>CREATE TABLE a01_user (</text:p>
      <text:p text:style-name="P15"><text:s text:c="2"/>userid integer NOT NULL DEFAULT nextval('a01_user_userid_seq'::regclass),</text:p>
      <text:p text:style-name="P15"><text:s text:c="2"/>username character varying NOT NULL,</text:p>
      <text:p text:style-name="P15"><text:s text:c="2"/>fname character varying,</text:p>
      <text:p text:style-name="P15"><text:s text:c="2"/>lname character varying,</text:p>
      <text:p text:style-name="P15"><text:s text:c="2"/>accountid integer NOT NULL,</text:p>
      <text:p text:style-name="P15"><text:s text:c="2"/>password character varying NOT NULL,</text:p>
      <text:p text:style-name="P15"><text:s text:c="2"/>email character varying,</text:p>
      <text:p text:style-name="P15"><text:s text:c="2"/>administrator boolean NOT NULL DEFAULT false,</text:p>
      <text:p text:style-name="P15"><text:s text:c="2"/>disabled date,</text:p>
      <text:p text:style-name="P15"><text:s text:c="2"/>CONSTRAINT a01_user_pk PRIMARY KEY (userid)</text:p>
      <text:p text:style-name="P15">) WITH ( OIDS=FALSE);</text:p>
      <text:p text:style-name="P15">ALTER TABLE a01_user OWNER TO skippy;</text:p>
      <text:p text:style-name="P1">I demonstrate a few bad habits with this table. <text:s/>First, the use of a synthetic key (funny numbers as my DB mentor used to say), although convenient has some drawbacks. <text:s/><text:span text:style-name="T2">This table</text:span> also intentionally packs more than is strictly correct with a normalised data model. </text:p>
      <text:p text:style-name="P6">I’m sure there’s a question about the table name. <text:s/>I like to be able to sort <text:span text:style-name="T17">objects</text:span> by type and this helps. <text:s/>For example, a1_, a2_, etc. might represent key tables, d1_, d2_, etc. might be look-up/detail tables and v1_, v2_, etc. are views. <text:s/><text:span text:style-name="T6">When you’re looking at a data model with a couple dozen tables, or worse the SQL that created it, putting a meta-class identifier in the object name can save a lot of time and pain.</text:span></text:p>
      <text:p text:style-name="P1">So, given that we don’t want our code to directly interact with <text:span text:style-name="T20">our</text:span> <text:span text:style-name="T20">tables</text:span>, we’ll need some DB-side interface functions, which are the views and stored procedures. <text:s text:c="2"/>So, first, <text:span text:style-name="T6">the</text:span> views:</text:p>
      <text:p text:style-name="P16">CREATE OR REPLACE VIEW v01_users AS </text:p>
      <text:p text:style-name="P16"><text:s/>SELECT a01_user.userid,</text:p>
      <text:p text:style-name="P16"><text:s text:c="4"/>a01_user.accountid,</text:p>
      <text:p text:style-name="P16"><text:s text:c="4"/>a01_user.email,</text:p>
      <text:p text:style-name="P16"><text:s text:c="4"/>a01_user.fname,</text:p>
      <text:p text:style-name="P16"><text:s text:c="4"/>a01_user.lname,</text:p>
      <text:p text:style-name="P16"><text:s text:c="4"/>a01_user.username,</text:p>
      <text:p text:style-name="P16"><text:s text:c="4"/>a01_user.administrator</text:p>
      <text:p text:style-name="P16"><text:s text:c="3"/>FROM a01_user <text:span text:style-name="T5">WHERE disabled IS NULL</text:span>;</text:p>
      <text:p text:style-name="P16">ALTER TABLE v01_users OWNER TO skippy;</text:p>
      <text:p text:style-name="P1"/>
      <text:p text:style-name="P16">CREATE OR REPLACE VIEW sv01_credential AS </text:p>
      <text:p text:style-name="P16"><text:s/>SELECT a01_user.userid,</text:p>
      <text:p text:style-name="P16"><text:s text:c="4"/>a01_user.username,</text:p>
      <text:p text:style-name="P16"><text:s text:c="4"/>a01_user.password</text:p>
      <text:p text:style-name="P17"><text:soft-page-break/><text:s text:c="3"/>FROM a01_user</text:p>
      <text:p text:style-name="P17"><text:span text:style-name="T3"><text:s text:c="3"/>WHERE disabled IS NULL</text:span>;</text:p>
      <text:p text:style-name="P1"><text:span text:style-name="T10">ALTER TABLE sv01_credential OWNER TO skippy;</text:span></text:p>
      <text:p text:style-name="P3">The first thing to notice is that each view provides a different data set starting from the same table. <text:s/>It should be clear that getting user data should not include the password (<text:span text:style-name="T5">even </text:span>hashed, of course) and vice versa. <text:s/><text:span text:style-name="T6">Each also represents one specific way of looking at (a view) of the thing in question: a user record and a credential.</text:span></text:p>
      <text:p text:style-name="P3">Correspondingly, inside the catalyst application you’ll need a few things. <text:s/>First, is a function that needs to get a<text:span text:style-name="T17">t</text:span> the data (for example to validate a credential, <text:span text:style-name="T20">this example uses the PBKDF2 library)</text:span>):</text:p>
      <text:p text:style-name="P18">sub connect <text:s/>{</text:p>
      <text:p text:style-name="P18"><text:tab/>my ($self, $c) = @_;</text:p>
      <text:p text:style-name="P18"><text:tab/>my $pbkdf2 = Crypt::PBKDF2-&gt;new(</text:p>
      <text:p text:style-name="P18"><text:tab/><text:tab/><text:tab/><text:tab/><text:tab/><text:tab/>HASH_CLASS <text:tab/>=&gt; 'HMACSHA2',</text:p>
      <text:p text:style-name="P18"><text:tab/><text:tab/><text:tab/><text:tab/><text:tab/><text:tab/>salt_len <text:tab/>=&gt; 10,</text:p>
      <text:p text:style-name="P18"><text:tab/><text:tab/><text:tab/><text:tab/><text:tab/><text:tab/>output_len<text:tab/>=&gt; 50,</text:p>
      <text:p text:style-name="P18"><text:tab/><text:tab/><text:tab/><text:tab/><text:tab/><text:tab/>);</text:p>
      <text:p text:style-name="P18"><text:tab/>if( my $UserName = $c-&gt;request-&gt;body_parameters-&gt;{username}</text:p>
      <text:p text:style-name="P18"><text:tab/><text:tab/>and my $attempt = $c-&gt;request-&gt;parameters-&gt;{password} ) <text:s/>{</text:p>
      <text:p text:style-name="P18"><text:tab/><text:tab/><text:tab/>my $Credential = $c-&gt;model('MainDB')-&gt;get_key($UserName);</text:p>
      <text:p text:style-name="P18"><text:tab/><text:tab/><text:tab/>if ($pbkdf2-&gt;validate($Credential, $attempt)) <text:s/>{<text:tab/><text:tab/><text:tab/></text:p>
      <text:p text:style-name="P18"><text:tab/><text:tab/><text:tab/><text:tab/>my $UserBlock = $c-&gt;model('MainDB')-&gt;get_user($UserName);</text:p>
      <text:p text:style-name="P18"><text:tab/><text:tab/><text:tab/><text:tab/>//<text:span text:style-name="T2">Write user information to session object</text:span></text:p>
      <text:p text:style-name="P18"><text:tab/><text:tab/><text:tab/>} else <text:s/>{</text:p>
      <text:p text:style-name="P18"><text:tab/><text:tab/><text:tab/><text:tab/>//<text:span text:style-name="T2">Clear any existing session object, create empty one</text:span></text:p>
      <text:p text:style-name="P18"><text:tab/><text:tab/><text:tab/>}</text:p>
      <text:p text:style-name="P18"><text:tab/>}</text:p>
      <text:p text:style-name="P18"><text:tab/>$c-&gt;response-&gt;redirect($c-&gt;uri_for('/'));</text:p>
      <text:p text:style-name="P18"><text:tab/>return;</text:p>
      <text:p text:style-name="P18">}</text:p>
      <text:p text:style-name="P2">First, this func<text:span text:style-name="T2">t</text:span>ion fetches the key from the application data model, $<text:span text:style-name="T10">c-&gt;model('MainDB')-&gt;get_key($UserName)</text:span>. <text:s/>The function in the model is quite short:</text:p>
      <text:p text:style-name="P18">sub get_key <text:s/>{</text:p>
      <text:p text:style-name="P18"><text:tab/>my ($self, $UserName) = @_;</text:p>
      <text:p text:style-name="P18"><text:tab/>my $RecordSet = $self-&gt;resultset('Sv01Credential')-&gt;search({username=&gt;$UserName});</text:p>
      <text:p text:style-name="P18"><text:tab/>my $RecordBuffer = $RecordSet-&gt;next;</text:p>
      <text:p text:style-name="P18"><text:tab/>my $userkey = $RecordBuffer-&gt;password;</text:p>
      <text:p text:style-name="P18"><text:soft-page-break/><text:tab/>return $userkey;</text:p>
      <text:p text:style-name="P18">}</text:p>
      <text:p text:style-name="P4">The provided credential is validated against the stored one and if they match (according to pbkdf2) we then grab the user data with </text:p>
      <text:p text:style-name="P19">my $UserBlock = $c-&gt;model('MainDB')-&gt;get_user($UserName);</text:p>
      <text:p text:style-name="P4">The corresponding model piece <text:span text:style-name="T21">for this call</text:span>:</text:p>
      <text:p text:style-name="P20">sub get_user <text:s/>{</text:p>
      <text:p text:style-name="P20"><text:tab/>my ($self, $UserName) = @_;</text:p>
      <text:p text:style-name="P20"><text:tab/></text:p>
      <text:p text:style-name="P20"><text:tab/>my $RecordSet = $self-&gt;resultset('V01User')-&gt;search({username=&gt;$UserName});</text:p>
      <text:p text:style-name="P20"><text:tab/>my @RecordRow = $RecordSet-&gt;all;</text:p>
      <text:p text:style-name="P20"><text:tab/>return \@RecordRow;</text:p>
      <text:p text:style-name="P4"><text:span text:style-name="T10">}</text:span></text:p>
      <text:p text:style-name="P4">Again, really short and sweet.</text:p>
      <text:p text:style-name="P5">So now that we have the retrieve portion sorted, what have we accomplished? <text:s/>Well, first we used a single table as 2 distinct data sources. <text:s/>What’s nice is that as long as the views return the same things, you can change the table structure to your heart’s content and the application will always work without additional effort. <text:s/><text:span text:style-name="T17">Want it to be 3 tables? <text:s/>Go for it, just make sure the views can assemble what is required. <text:s/></text:span>Also, you’re now relying on the database to track things like whether or not an account is expired (it’s in the definition, really, go look). <text:s/>Most importantly, you can add a uniqueness constraint on username (not shown, <text:span text:style-name="T17">but definitely a good idea)</text:span>) and not have to worry about handling this in your code. <text:s/></text:p>
      <text:p text:style-name="P5">An added benefit is input sanitization. <text:s/>When using a view or stored procedure, everything is paramaterised. <text:s/>You’re not writing the SQL in code (which is a very bad practice), you’re using proper, validated libraries to autogenerate the SQL based on your need <text:span text:style-name="T11">and mapping to the provided API</text:span>. <text:s/>This guar<text:span text:style-name="T6">a</text:span>ntees you can never be susceptible to injection attacks, since the DB engine will always interpret the parameter as text, never as executable code.</text:p>
      <text:p text:style-name="P7">Everything up to this point will just work with Catalyst and Postgres. <text:s/><text:span text:style-name="T11">Getting stored procedures working takes a bit more effort (special thanks to the Perl Monks, wihout whose wisdom I would never have figured this out). <text:s/>First thing you need is a stored procedure:</text:span></text:p>
      <text:p text:style-name="P21">CREATE OR REPLACE FUNCTION p02_updateaccount(</text:p>
      <text:p text:style-name="P21"><text:s text:c="4"/>uname text,</text:p>
      <text:p text:style-name="P21"><text:s text:c="4"/>firstname text,</text:p>
      <text:p text:style-name="P21"><text:s text:c="4"/>lastname text,</text:p>
      <text:p text:style-name="P21"><text:s text:c="4"/>emailaddr text,</text:p>
      <text:p text:style-name="P21"><text:s text:c="4"/>pword text,</text:p>
      <text:p text:style-name="P21"><text:s text:c="4"/>administ boolean,</text:p>
      <text:p text:style-name="P21"><text:soft-page-break/><text:s text:c="4"/>dlock boolean)</text:p>
      <text:p text:style-name="P21"><text:s text:c="2"/>RETURNS integer AS</text:p>
      <text:p text:style-name="P21">$BODY$</text:p>
      <text:p text:style-name="P21">DECLARE</text:p>
      <text:p text:style-name="P21"><text:tab/>accountcheck integer;</text:p>
      <text:p text:style-name="P21"><text:tab/>pwcheck text;</text:p>
      <text:p text:style-name="P21"><text:tab/></text:p>
      <text:p text:style-name="P21">BEGIN</text:p>
      <text:p text:style-name="P21"><text:tab/>select userid into accountcheck from a01_user where username = uname;</text:p>
      <text:p text:style-name="P21"><text:tab/>/*</text:p>
      <text:p text:style-name="P21"><text:tab/><text:tab/><text:span text:style-name="T11">This isn’t about writing Postgres stored procedures, so most of this is removed. <text:s/>There is lots of help for writing these things just a Google search away.</text:span></text:p>
      <text:p text:style-name="P21"><text:tab/>*/</text:p>
      <text:p text:style-name="P21"><text:tab/> select lastval() into accountcheck;</text:p>
      <text:p text:style-name="P21"><text:tab/>return accountcheck;</text:p>
      <text:p text:style-name="P21">END;</text:p>
      <text:p text:style-name="P21">$BODY$</text:p>
      <text:p text:style-name="P21"><text:s text:c="2"/>LANGUAGE plpgsql VOLATILE</text:p>
      <text:p text:style-name="P21"><text:s text:c="2"/>COST 100;</text:p>
      <text:p text:style-name="P21">ALTER FUNCTION p02_updateaccount(text, text, text, text, text, boolean, boolean) OWNER TO skippy;</text:p>
      <text:p text:style-name="P22"><text:span text:style-name="T12">The important points to note are the function definition and the return. <text:s/>In this case, the return is simply the userid/</text:span><text:span text:style-name="T14">primary key</text:span><text:span text:style-name="T12"> I just updated or added. <text:s/>The parameters to the function will be required when we put together the call in the Catalyst application.</text:span></text:p>
      <text:p text:style-name="P23"><text:span text:style-name="T12">The next piece is to add the stored procedu</text:span><text:span text:style-name="T13">r</text:span><text:span text:style-name="T12">e to the schema that catalyst works from. <text:s/>With tables and views, this works automatically using the create script as </text:span><text:span text:style-name="T13">menti</text:span><text:span text:style-name="T14">o</text:span><text:span text:style-name="T13">ned </text:span><text:span text:style-name="T12">at the top. <text:s/>Create a file with an appropriate name (Update_account.pm) and put it in your Schema/Result directory. <text:s/>Then, you need the content:</text:span></text:p>
      <text:p text:style-name="P23">use utf8;</text:p>
      <text:p text:style-name="P23">package myapp::Schema::Result::Update_account;</text:p>
      <text:p text:style-name="P23">=head1 NAME</text:p>
      <text:p text:style-name="P23">myapp::Schema::Result::Update_account</text:p>
      <text:p text:style-name="P23">=cut</text:p>
      <text:p text:style-name="P23">use strict;</text:p>
      <text:p text:style-name="P23">use warnings;</text:p>
      <text:p text:style-name="P23">use Moose;</text:p>
      <text:p text:style-name="P23">use MooseX::NonMoose;</text:p>
      <text:p text:style-name="P23">use MooseX::MarkAsMethods autoclean =&gt; 1;</text:p>
      <text:p text:style-name="P23"><text:soft-page-break/>extends 'DBIx::Class::Core';</text:p>
      <text:p text:style-name="P23"/>
      <text:p text:style-name="P23">__PACKAGE__-&gt;table("NONE");</text:p>
      <text:p text:style-name="P23">__PACKAGE__-&gt;add_columns(qw/retval/);</text:p>
      <text:p text:style-name="P23">__PACKAGE__-&gt;result_source_instance <text:s/>-&gt;name(\'(select p02_updateaccount(?::text, ?::text, ?::text, ?::text, ?::text, ?::BOOLEAN, ?::BOOLEAN) as retval)');</text:p>
      <text:p text:style-name="P23">1;</text:p>
      <text:p text:style-name="P10">The important point is that the call definition with the placeholders has to exactly match the function call as given in Postgres or it will throw errors. <text:s/><text:span text:style-name="T21">It’s parameterised as mentioned, so safer than using strings. <text:s/></text:span>The return value is captured in retval and will be availab<text:span text:style-name="T21">l</text:span>e as from any query.</text:p>
      <text:p text:style-name="P11">You also need the piece in the <text:span text:style-name="T19">model</text:span> file that accesses it:</text:p>
      <text:p text:style-name="P24">sub update_account <text:s/>{</text:p>
      <text:p text:style-name="P24"><text:tab/>my ($self, $username, $firstname, $lastname, $email, $password, $admin, $dlock) = @_;</text:p>
      <text:p text:style-name="P24"><text:tab/>my $ReturnRef = {};</text:p>
      <text:p text:style-name="P24"><text:tab/>//<text:span text:style-name="T18">Snipped out</text:span></text:p>
      <text:p text:style-name="P24"><text:tab/>my($returnval) = $self-&gt;resultset('Update_account')-&gt;search({}, {bind =&gt; [$username, $firstname, $lastname, $email, $HashedVal, $admin, $dlock]});</text:p>
      <text:p text:style-name="P24"><text:tab/>my $retval = $returnval-&gt;retval;</text:p>
      <text:p text:style-name="P24"><text:tab/>//<text:span text:style-name="T18">Again, snip, fill in as you require</text:span></text:p>
      <text:p text:style-name="P24">}</text:p>
      <text:p text:style-name="P11">The line that does all the work, <text:span text:style-name="T10">my($returnval) = $self-&gt;resultset('Update_account')-&gt;search({}, {bind =&gt; [$username, $firstname, $lastname, $email, $HashedVal, $admin, $dlock]});</text:span>, simply binds the variables to the SQL call then sends it off to Postgres. <text:s/></text:p>
      <text:p text:style-name="P11">I’m leaving out the controller piece, I feel it shouldn’t be necessary as it would mostly be about a call to the <text:span text:style-name="T21">model</text:span> with the correct parameters. <text:s/>There are a couple examples of <text:span text:style-name="T18">what </text:span>that <text:span text:style-name="T18">looks like </text:span>already.</text:p>
      <text:p text:style-name="P12">It might seem there are a lot of moving parts here, but really it’s not different from what you would usually be doing with Catalyst, <text:span text:style-name="T22">just</text:span> sometimes you lose the syntactic sugar coating we all love. <text:s/>Simply explained:</text:p>
      <text:p text:style-name="P12">1. Create views and stored procedures appropriate to your needs and current database,</text:p>
      <text:p text:style-name="P12">2. <text:span text:style-name="T22">Add</text:span> the views <text:span text:style-name="T22">to the schema</text:span> using the create script,</text:p>
      <text:p text:style-name="P12">3. <text:span text:style-name="T22">Add</text:span> the stored procedures <text:span text:style-name="T22">to the schema </text:span>by adding the files to the <text:span text:style-name="T22">Schema/Result directory</text:span>,</text:p>
      <text:p text:style-name="P12">4. Add connectors to the model,</text:p>
      <text:p text:style-name="P12">5. Use as required in your controller.</text:p>
      <text:p text:style-name="P13">En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7T13:11:37.986681141</meta:creation-date>
    <dc:date>2020-07-07T16:22:28.184225736</dc:date>
    <meta:editing-duration>PT46M25S</meta:editing-duration>
    <meta:editing-cycles>6</meta:editing-cycles>
    <meta:generator>LibreOffice/6.1.5.2$Linux_X86_64 LibreOffice_project/10$Build-2</meta:generator>
    <meta:document-statistic meta:table-count="0" meta:image-count="0" meta:object-count="0" meta:page-count="6" meta:paragraph-count="147" meta:word-count="1750" meta:character-count="11567" meta:non-whitespace-character-count="9711"/>
  </office:meta>
</office:document-meta>
</file>